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the first line</text:p>
      <text:p text:style-name="Normal">Second line<text:s/></text:p>
      <text:p text:style-name="Normal">And third line<text:s/></text:p>
      <text:p text:style-name="Normal">And now testing commit and merging of the doc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ENA, TARA</meta:initial-creator>
    <dc:creator>KEENA, TARA</dc:creator>
    <meta:creation-date>2014-11-26T12:08:00Z</meta:creation-date>
    <dc:date>2014-11-26T12:13:00Z</dc:date>
    <meta:template xlink:href="Normal" xlink:type="simple"/>
    <meta:editing-cycles>2</meta:editing-cycles>
    <meta:editing-duration>PT300S</meta:editing-duration>
    <meta:document-statistic meta:page-count="1" meta:paragraph-count="1" meta:word-count="14" meta:character-count="98" meta:row-count="1" meta:non-whitespace-character-count="85"/>
  </office:meta>
</office:document-meta>
</file>